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1.8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Agoda</text:p>
          </table:table-cell>
          <table:table-cell office:value-type="string" calcext:value-type="string">
            <text:p>Agoda Village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 &quot;" office:value-type="string" office:string-value="0x2f: { &quot;id&quot;: 0x2f, &quot;name&quot;: &quot;Agoda Village&quot;, &quot;code&quot;: &quot;Agoda&quot;, }, " calcext:value-type="string">
            <text:p>0x2f: { "id": 0x2f, "name": "Agoda Village", "code": "Agoda", }, 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ForestField</text:p>
          </table:table-cell>
          <table:table-cell office:value-type="string" calcext:value-type="string">
            <text:p>Hyrule Field (Forest Realm)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 &quot;" office:value-type="string" office:string-value="0x8: { &quot;id&quot;: 0x8, &quot;name&quot;: &quot;Hyrule Field (Forest Realm)&quot;, &quot;code&quot;: &quot;ForestField&quot;, }, " calcext:value-type="string">
            <text:p>0x8: { "id": 0x8, "name": "Hyrule Field (Forest Realm)", "code": "ForestField", }, 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CastleTown</text:p>
          </table:table-cell>
          <table:table-cell office:value-type="string" calcext:value-type="string">
            <text:p>Castle Town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 &quot;" office:value-type="string" office:string-value="0x29: { &quot;id&quot;: 0x29, &quot;name&quot;: &quot;Castle Town&quot;, &quot;code&quot;: &quot;CastleTown&quot;, }, " calcext:value-type="string">
            <text:p>0x29: { "id": 0x29, "name": "Castle Town", "code": "CastleTown", }, 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Hyrule Castle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 &quot;" office:value-type="string" office:string-value="0x28: { &quot;id&quot;: 0x28, &quot;name&quot;: &quot;Hyrule Castle&quot;, &quot;code&quot;: &quot;Castle&quot;, }, " calcext:value-type="string">
            <text:p>0x28: { "id": 0x28, "name": "Hyrule Castle", "code": "Castle", }, 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Cutscene</text:p>
          </table:table-cell>
          <table:table-cell office:value-type="string" calcext:value-type="string">
            <text:p>Watching a cutscene…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 &quot;" office:value-type="string" office:string-value="0x50: { &quot;id&quot;: 0x50, &quot;name&quot;: &quot;Watching a cutscene…&quot;, &quot;code&quot;: &quot;Cutscene&quot;, }, " calcext:value-type="string">
            <text:p>0x50: { "id": 0x50, "name": "Watching a cutscene…", "code": "Cutscene", }, 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Tunnel to the Tower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 &quot;" office:value-type="string" office:string-value="0x18: { &quot;id&quot;: 0x18, &quot;name&quot;: &quot;Tunnel to the Tower&quot;, &quot;code&quot;: &quot;Tunnel&quot;, }, " calcext:value-type="string">
            <text:p>0x18: { "id": 0x18, "name": "Tunnel to the Tower", "code": "Tunnel", }, 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the Tower of Spirits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 &quot;" office:value-type="string" office:string-value="0x14: { &quot;id&quot;: 0x14, &quot;name&quot;: &quot;the Tower of Spirits&quot;, &quot;code&quot;: &quot;Tower&quot;, }, " calcext:value-type="string">
            <text:p>0x14: { "id": 0x14, "name": "the Tower of Spirits", "code": "Tower", }, 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Staircase</text:p>
          </table:table-cell>
          <table:table-cell office:value-type="string" calcext:value-type="string">
            <text:p>the Spiral Staircase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 &quot;" office:value-type="string" office:string-value="0x17: { &quot;id&quot;: 0x17, &quot;name&quot;: &quot;the Spiral Staircase&quot;, &quot;code&quot;: &quot;Staircase&quot;, }, " calcext:value-type="string">
            <text:p>0x17: { "id": 0x17, "name": "the Spiral Staircase", "code": "Staircase", }, 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TowerFloor1</text:p>
          </table:table-cell>
          <table:table-cell office:value-type="string" calcext:value-type="string">
            <text:p>the Tower of Spirits, 1F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 &quot;" office:value-type="string" office:string-value="0x13: { &quot;id&quot;: 0x13, &quot;name&quot;: &quot;the Tower of Spirits, 1F&quot;, &quot;code&quot;: &quot;TowerFloor1&quot;, }, " calcext:value-type="string">
            <text:p>0x13: { "id": 0x13, "name": "the Tower of Spirits, 1F", "code": "TowerFloor1", }, 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ForestField2</text:p>
          </table:table-cell>
          <table:table-cell office:value-type="string" calcext:value-type="string">
            <text:p>Hyrule Field (Forest Realm)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 &quot;" office:value-type="string" office:string-value="0x4: { &quot;id&quot;: 0x4, &quot;name&quot;: &quot;Hyrule Field (Forest Realm)&quot;, &quot;code&quot;: &quot;ForestField2&quot;, }, " calcext:value-type="string">
            <text:p>0x4: { "id": 0x4, "name": "Hyrule Field (Forest Realm)", "code": "ForestField2", }, </text:p>
          </table:table-cell>
        </table:table-row>
        <table:table-row table:style-name="ro1">
          <table:table-cell table:number-columns-repeated="3"/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  <table:table-row table:style-name="ro1">
          <table:table-cell table:number-columns-repeated="3"/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 &quot;" office:value-type="string" office:string-value=": { &quot;id&quot;: , &quot;name&quot;: &quot;&quot;, &quot;code&quot;: &quot;&quot;, }, " calcext:value-type="string">
            <text:p>: { "id": , "name": "", "code": "", }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21:23:26.4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0-04-01T00:20:36.531000000</dc:date>
    <meta:editing-duration>PT4H11M44S</meta:editing-duration>
    <meta:editing-cycles>13</meta:editing-cycles>
    <meta:generator>LibreOffice/6.3.4.2$Windows_X86_64 LibreOffice_project/60da17e045e08f1793c57c00ba83cdfce946d0aa</meta:generator>
    <meta:document-statistic meta:table-count="1" meta:cell-count="61" meta:object-count="0"/>
  </office:meta>
</office:document-meta>
</file>